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4.35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25.4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25cm" fo:min-width="25.44cm"/>
    </style:style>
    <style:style style:name="gr4" style:family="graphic" style:parent-style-name="standard">
      <style:graphic-properties draw:textarea-horizontal-align="justify" draw:textarea-vertical-align="middle" draw:auto-grow-height="false" fo:min-height="14.355cm" fo:min-width="20.3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02cm" fo:min-width="2.357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5.2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4.605cm" svg:x="1cm" svg:y="4.81cm">
          <text:p text:style-name="P1">Search: </text:p>
          <text:p text:style-name="P1"/>
          <text:p text:style-name="P1"/>
          <text:p text:style-name="P1">Add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3.81cm" svg:x="1cm" svg:y="1cm">
          <text:p text:style-name="P2"><text:span text:style-name="T1">Rick’s Mail List 1.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94cm" svg:height="1.175cm" svg:x="1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0.86cm" svg:height="14.605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857cm" svg:height="0.952cm" svg:x="1.318cm" svg:y="5.7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0.635cm" svg:x="2.27cm" svg:y="19.732cm">
          <text:p text:style-name="P5"><text:span text:style-name="T2">Copyright 202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0.635cm" svg:x="19.732cm" svg:y="19.732cm">
          <text:p text:style-name="P5"><text:span text:style-name="T2">Contact Rick Huf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31T06:33:50.033000000</meta:creation-date>
    <dc:date>2021-08-31T06:45:23.339000000</dc:date>
    <meta:editing-duration>PT1M23S</meta:editing-duration>
    <meta:editing-cycles>1</meta:editing-cycles>
    <meta:document-statistic meta:object-count="7"/>
    <meta:generator>LibreOffice/7.0.4.2$Windows_X86_64 LibreOffice_project/dcf040e67528d9187c66b2379df5ea4407429775</meta:generator>
  </office:meta>
</office:document-meta>
</file>